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90000006D1889A2706C73458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124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073849" officeooo:paragraph-rsid="001247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>
        <style:tab-stops>
          <style:tab-stop style:position="3.1453in" style:type="char" style:char=","/>
          <style:tab-stop style:position="6.4382in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etter-spacing="-0.0028in" fo:language="ca" fo:country="ES" fo:font-style="normal" fo:text-shadow="none" style:text-underline-style="none" fo:font-weight="bold" officeooo:paragraph-rsid="001247c3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style:font-name="Arial" fo:font-size="10pt" officeooo:rsid="006a9b95" officeooo:paragraph-rsid="006a9b95" style:font-size-asian="10pt" style:font-size-complex="10pt"/>
    </style:style>
    <style:style style:name="P5" style:family="paragraph" style:parent-style-name="Standard">
      <style:text-properties style:font-name="Arial" officeooo:rsid="0040c08f" officeooo:paragraph-rsid="00362f7a"/>
    </style:style>
    <style:style style:name="P6" style:family="paragraph" style:parent-style-name="Standard">
      <style:text-properties style:font-name="Arial" officeooo:rsid="0065fed9" officeooo:paragraph-rsid="0065fed9"/>
    </style:style>
    <style:style style:name="P7" style:family="paragraph" style:parent-style-name="Standard">
      <style:text-properties style:font-name="Arial" officeooo:rsid="0065fed9" officeooo:paragraph-rsid="00693d83"/>
    </style:style>
    <style:style style:name="P8" style:family="paragraph" style:parent-style-name="Standard">
      <style:text-properties style:font-name="Arial" officeooo:rsid="0065fed9" officeooo:paragraph-rsid="0066df86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style:font-name="Arial" officeooo:rsid="0065fed9" officeooo:paragraph-rsid="006f3761"/>
    </style:style>
    <style:style style:name="P10" style:family="paragraph" style:parent-style-name="Standard">
      <style:text-properties style:font-name="Arial" officeooo:rsid="00693d83" officeooo:paragraph-rsid="00693d83"/>
    </style:style>
    <style:style style:name="P11" style:family="paragraph" style:parent-style-name="Standard">
      <style:text-properties style:font-name="Arial" officeooo:rsid="00693d83" officeooo:paragraph-rsid="006f3761"/>
    </style:style>
    <style:style style:name="P12" style:family="paragraph" style:parent-style-name="Standard">
      <style:text-properties style:font-name="Arial" officeooo:rsid="00693d83" officeooo:paragraph-rsid="00772ace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text-properties style:font-name="Arial" officeooo:rsid="006515a8" officeooo:paragraph-rsid="006515a8"/>
    </style:style>
    <style:style style:name="P15" style:family="paragraph" style:parent-style-name="Standard">
      <style:text-properties style:font-name="Arial" officeooo:rsid="0066df86" officeooo:paragraph-rsid="0066df86"/>
    </style:style>
    <style:style style:name="P16" style:family="paragraph" style:parent-style-name="Standard">
      <style:text-properties style:font-name="Arial" officeooo:rsid="0066df86" officeooo:paragraph-rsid="00693d83"/>
    </style:style>
    <style:style style:name="P17" style:family="paragraph" style:parent-style-name="Standard">
      <style:text-properties style:font-name="Arial" officeooo:rsid="0066df86" officeooo:paragraph-rsid="006f3761"/>
    </style:style>
    <style:style style:name="P18" style:family="paragraph" style:parent-style-name="Standard">
      <style:text-properties style:font-name="Arial" officeooo:rsid="00772ace" officeooo:paragraph-rsid="00772ace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Standard">
      <style:text-properties style:use-window-font-color="true" loext:opacity="0%" style:font-name="Arial" officeooo:rsid="00549fcb" officeooo:paragraph-rsid="00549fcb"/>
    </style:style>
    <style:style style:name="P21" style:family="paragraph" style:parent-style-name="Standard">
      <style:text-properties style:use-window-font-color="true" loext:opacity="0%" style:font-name="Arial" officeooo:rsid="005a3428" officeooo:paragraph-rsid="005a3428"/>
    </style:style>
    <style:style style:name="P22" style:family="paragraph" style:parent-style-name="Standard">
      <style:text-properties style:use-window-font-color="true" loext:opacity="0%" style:font-name="Arial" officeooo:paragraph-rsid="005a3428"/>
    </style:style>
    <style:style style:name="P23" style:family="paragraph" style:parent-style-name="Title">
      <style:paragraph-properties fo:text-align="center" style:justify-single-word="false"/>
      <style:text-properties style:use-window-font-color="true" loext:opacity="0%" style:font-name="Arial" fo:font-size="28pt" fo:font-weight="bold" officeooo:rsid="006363e5" officeooo:paragraph-rsid="006363e5" style:font-name-asian="PingFang SC" style:font-size-asian="28pt" style:font-weight-asian="bold" style:font-name-complex="Arial Unicode MS1" style:font-size-complex="28pt" style:font-weight-complex="bold"/>
    </style:style>
    <style:style style:name="P24" style:family="paragraph" style:parent-style-name="Standard">
      <style:text-properties style:use-window-font-color="true" loext:opacity="0%" style:font-name="Arial" officeooo:rsid="00693d83" officeooo:paragraph-rsid="00693d83"/>
    </style:style>
    <style:style style:name="P25" style:family="paragraph" style:parent-style-name="Standard">
      <style:text-properties fo:font-variant="normal" fo:text-transform="none" style:use-window-font-color="true" loext:opacity="0%" style:font-name="Arial" fo:font-size="18.2000007629395pt" fo:letter-spacing="normal" fo:language="ca" fo:country="ES" fo:font-style="normal" style:text-underline-style="solid" style:text-underline-width="auto" style:text-underline-color="font-color" fo:font-weight="bold" officeooo:rsid="00135018" officeooo:paragraph-rsid="0051b0f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P2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Arial" fo:font-size="12pt" fo:letter-spacing="normal" fo:font-style="normal" style:text-underline-style="none" fo:font-weight="normal" officeooo:rsid="0066df86" officeooo:paragraph-rsid="006f3761" style:text-blinking="false" fo:background-color="transparent" style:font-size-asian="12pt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Arial" fo:font-size="12pt" fo:letter-spacing="normal" fo:font-style="normal" style:text-underline-style="none" fo:font-weight="normal" officeooo:rsid="0065fed9" officeooo:paragraph-rsid="006f3761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Arial" fo:font-size="12pt" fo:letter-spacing="normal" fo:font-style="normal" style:text-underline-style="none" fo:font-weight="normal" officeooo:rsid="006f3761" officeooo:paragraph-rsid="006f3761" style:text-blinking="false" fo:background-color="transparent" style:font-size-asian="12pt" style:font-size-complex="12pt"/>
    </style:style>
    <style:style style:name="P29" style:family="paragraph" style:parent-style-name="Standard">
      <style:text-properties officeooo:paragraph-rsid="006a9b95"/>
    </style:style>
    <style:style style:name="P3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style:font-name="Arial" fo:font-size="10pt" fo:letter-spacing="-0.0028in" fo:language="ca" fo:country="ES" officeooo:paragraph-rsid="001247c3" style:font-size-asian="10pt" style:font-name-complex="Arial"/>
    </style:style>
    <style:style style:name="P32" style:family="paragraph" style:parent-style-name="Heading_20_1">
      <style:text-properties officeooo:paragraph-rsid="0074216c"/>
    </style:style>
    <style:style style:name="P33" style:family="paragraph" style:parent-style-name="Heading_20_1">
      <style:text-properties officeooo:paragraph-rsid="006f3761"/>
    </style:style>
    <style:style style:name="P34" style:family="paragraph" style:parent-style-name="Heading_20_1">
      <style:text-properties officeooo:paragraph-rsid="0066df86"/>
    </style:style>
    <style:style style:name="P35" style:family="paragraph" style:parent-style-name="Heading_20_1" style:list-style-name="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362f7a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text-properties officeooo:paragraph-rsid="005a3428"/>
    </style:style>
    <style:style style:name="P38" style:family="paragraph" style:parent-style-name="Heading_20_2" style:list-style-name="">
      <style:text-properties officeooo:rsid="00463971"/>
    </style:style>
    <style:style style:name="P39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size="12pt" officeooo:rsid="00693d83" officeooo:paragraph-rsid="006f3761" style:font-size-asian="12pt" style:font-size-complex="12pt"/>
    </style:style>
    <style:style style:name="P40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size="12pt" officeooo:rsid="00693d83" officeooo:paragraph-rsid="0071c39b" style:font-size-asian="12pt" style:font-size-complex="12pt"/>
    </style:style>
    <style:style style:name="P41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size="12pt" officeooo:rsid="00693d83" officeooo:paragraph-rsid="0070c1ff" style:font-size-asian="12pt" style:font-size-complex="12pt"/>
    </style:style>
    <style:style style:name="P42" style:family="paragraph" style:parent-style-name="Standard" style:list-style-name="L3">
      <style:text-properties style:font-name="Arial" officeooo:rsid="0065fed9" officeooo:paragraph-rsid="0066df86"/>
    </style:style>
    <style:style style:name="P43" style:family="paragraph" style:parent-style-name="Standard" style:list-style-name="L4">
      <style:text-properties style:font-name="Arial" officeooo:rsid="0065fed9" officeooo:paragraph-rsid="0066df86"/>
    </style:style>
    <style:style style:name="P44" style:family="paragraph" style:parent-style-name="Standard" style:list-style-name="L4">
      <style:text-properties style:font-name="Arial" officeooo:rsid="00693d83" officeooo:paragraph-rsid="006beb1a"/>
    </style:style>
    <style:style style:name="P45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693d83" officeooo:paragraph-rsid="006f3761" style:font-size-asian="12pt" style:font-style-asian="normal" style:font-weight-asian="normal" style:font-size-complex="12pt" style:text-emphasize="none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71c39b" officeooo:paragraph-rsid="00772ace" style:font-size-asian="12pt" style:font-style-asian="normal" style:font-weight-asian="normal" style:font-size-complex="12pt" style:text-emphasize="none"/>
    </style:style>
    <style:style style:name="P47" style:family="paragraph" style:parent-style-name="Standard" style:list-style-name="L2">
      <style:paragraph-properties fo:margin-top="0in" fo:margin-bottom="0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70c1ff" officeooo:paragraph-rsid="0070c1ff" style:font-size-asian="12pt" style:font-style-asian="normal" style:font-weight-asian="normal" style:font-size-complex="12pt" style:text-emphasize="none"/>
    </style:style>
    <style:style style:name="P48" style:family="paragraph" style:parent-style-name="Standard" style:list-style-name="L3">
      <style:text-properties officeooo:paragraph-rsid="0065fed9"/>
    </style:style>
    <style:style style:name="P49" style:family="paragraph" style:parent-style-name="Standard" style:list-style-name="L3">
      <style:text-properties officeooo:paragraph-rsid="0066df86"/>
    </style:style>
    <style:style style:name="P50" style:family="paragraph" style:parent-style-name="Standard" style:list-style-name="L4">
      <style:text-properties officeooo:paragraph-rsid="0066df86"/>
    </style:style>
    <style:style style:name="P51" style:family="paragraph" style:parent-style-name="Standard" style:list-style-name="L5">
      <style:text-properties style:use-window-font-color="true" loext:opacity="0%" style:font-name="Arial" officeooo:rsid="00693d83" officeooo:paragraph-rsid="00693d83"/>
    </style:style>
    <style:style style:name="T1" style:family="text">
      <style:text-properties officeooo:rsid="002a25c8"/>
    </style:style>
    <style:style style:name="T2" style:family="text">
      <style:text-properties fo:font-weight="bold" style:font-weight-asian="bold" style:font-size-complex="10pt" style:font-weight-complex="bold"/>
    </style:style>
    <style:style style:name="T3" style:family="text">
      <style:text-properties fo:font-weight="bold" officeooo:rsid="0001783c" style:font-weight-asian="bold" style:font-size-complex="10pt" style:font-weight-complex="bold"/>
    </style:style>
    <style:style style:name="T4" style:family="text">
      <style:text-properties fo:font-weight="bold" officeooo:rsid="005a3428" style:font-weight-asian="bold" style:font-weight-complex="bold"/>
    </style:style>
    <style:style style:name="T5" style:family="text">
      <style:text-properties fo:font-weight="bold" officeooo:rsid="006beb1a" style:font-weight-asian="bold" style:font-weight-complex="bold"/>
    </style:style>
    <style:style style:name="T6" style:family="text">
      <style:text-properties fo:font-weight="bold" officeooo:rsid="006d3871" style:font-weight-asian="bold" style:font-weight-complex="bold"/>
    </style:style>
    <style:style style:name="T7" style:family="text">
      <style:text-properties fo:font-weight="bold" style:font-name-asian="Arial" style:font-weight-asian="bold" style:font-size-complex="10pt" style:font-weight-complex="bold"/>
    </style:style>
    <style:style style:name="T8" style:family="text">
      <style:text-properties style:language-asian="zxx" style:country-asian="none"/>
    </style:style>
    <style:style style:name="T9" style:family="text">
      <style:text-properties style:font-name-asian="Arial" style:language-asian="zxx" style:country-asian="none"/>
    </style:style>
    <style:style style:name="T10" style:family="text">
      <style:text-properties officeooo:rsid="001247c3" style:font-name-asian="Arial" style:language-asian="zxx" style:country-asian="none"/>
    </style:style>
    <style:style style:name="T11" style:family="text">
      <style:text-properties officeooo:rsid="001f9071" style:font-name-asian="Arial" style:language-asian="zxx" style:country-asian="none"/>
    </style:style>
    <style:style style:name="T12" style:family="text">
      <style:text-properties officeooo:rsid="0001783c" style:font-name-asian="Arial" style:language-asian="zxx" style:country-asian="none"/>
    </style:style>
    <style:style style:name="T13" style:family="text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13501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4" style:family="text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362f7a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5" style:family="text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549fcb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6" style:family="text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5a342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7" style:family="text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693d83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8" style:family="text">
      <style:text-properties fo:font-variant="normal" fo:text-transform="none" style:font-name="Liberation Sans1" fo:font-size="18.2000007629395pt" fo:letter-spacing="normal" fo:language="ca" fo:country="ES" fo:font-style="normal" style:text-underline-style="solid" style:text-underline-width="auto" style:text-underline-color="font-color" fo:font-weight="bold" officeooo:rsid="00693d83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71c39b" style:text-blinking="false" fo:background-color="transparent" loext:char-shading-value="0" style:font-style-asian="normal" style:font-weight-asian="normal" style:font-style-complex="normal" style:text-emphasize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772ace" style:text-blinking="false" fo:background-color="transparent" loext:char-shading-value="0" style:font-style-asian="normal" style:font-weight-asian="normal" style:font-style-complex="normal" style:text-emphasize="none"/>
    </style:style>
    <style:style style:name="T21" style:family="text">
      <style:text-properties fo:font-size="18.2000007629395pt" fo:language="ca" fo:country="ES" style:text-underline-style="solid" style:text-underline-width="auto" style:text-underline-color="font-color" fo:font-weight="bold" officeooo:rsid="0013501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2" style:family="text">
      <style:text-properties fo:font-size="18.2000007629395pt" fo:language="ca" fo:country="ES" style:text-underline-style="solid" style:text-underline-width="auto" style:text-underline-color="font-color" fo:font-weight="bold" officeooo:rsid="00362a0b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3" style:family="text">
      <style:text-properties fo:font-size="18.2000007629395pt" fo:language="ca" fo:country="ES" style:text-underline-style="solid" style:text-underline-width="auto" style:text-underline-color="font-color" fo:font-weight="bold" officeooo:rsid="0066df86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4" style:family="text">
      <style:text-properties fo:font-size="18.2000007629395pt" fo:language="ca" fo:country="ES" style:text-underline-style="solid" style:text-underline-width="auto" style:text-underline-color="font-color" fo:font-weight="bold" officeooo:rsid="006ead22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5" style:family="text">
      <style:text-properties fo:font-size="18.2000007629395pt" fo:language="ca" fo:country="ES" style:text-underline-style="solid" style:text-underline-width="auto" style:text-underline-color="font-color" fo:font-weight="bold" officeooo:rsid="006f3761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6" style:family="text">
      <style:text-properties fo:font-size="18.2000007629395pt" fo:language="ca" fo:country="ES" style:text-underline-style="solid" style:text-underline-width="auto" style:text-underline-color="font-color" fo:font-weight="bold" officeooo:rsid="00739ae4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7" style:family="text">
      <style:text-properties fo:font-size="18.2000007629395pt" fo:language="ca" fo:country="ES" style:text-underline-style="solid" style:text-underline-width="auto" style:text-underline-color="font-color" fo:font-weight="bold" officeooo:rsid="00772ace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8" style:family="text">
      <style:text-properties style:font-name="Arial" officeooo:rsid="0065fed9"/>
    </style:style>
    <style:style style:name="T29" style:family="text">
      <style:text-properties style:font-name="Arial" officeooo:rsid="0066df86"/>
    </style:style>
    <style:style style:name="T30" style:family="text">
      <style:text-properties style:font-name="Arial" officeooo:rsid="006a9b95"/>
    </style:style>
    <style:style style:name="T31" style:family="text">
      <style:text-properties style:font-name="Arial" fo:font-weight="bold" officeooo:rsid="006beb1a" style:font-weight-asian="bold" style:font-weight-complex="bold"/>
    </style:style>
    <style:style style:name="T32" style:family="text">
      <style:text-properties style:font-name="Arial" fo:font-weight="bold" officeooo:rsid="006d3871" style:font-weight-asian="bold" style:font-weight-complex="bold"/>
    </style:style>
    <style:style style:name="T33" style:family="text">
      <style:text-properties style:font-name="Arial" fo:font-weight="bold" officeooo:rsid="006e00fa" style:font-weight-asian="bold" style:font-weight-complex="bold"/>
    </style:style>
    <style:style style:name="T34" style:family="text">
      <style:text-properties style:font-name="Arial" fo:font-weight="bold" officeooo:rsid="0070c1ff" style:font-weight-asian="bold" style:font-weight-complex="bold"/>
    </style:style>
    <style:style style:name="T35" style:family="text">
      <style:text-properties style:font-name="Arial" officeooo:rsid="0070c1ff"/>
    </style:style>
    <style:style style:name="T36" style:family="text">
      <style:text-properties officeooo:rsid="005a3428"/>
    </style:style>
    <style:style style:name="T37" style:family="text">
      <style:text-properties officeooo:rsid="005dfc8c"/>
    </style:style>
    <style:style style:name="T38" style:family="text">
      <style:text-properties fo:font-style="normal"/>
    </style:style>
    <style:style style:name="T3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65fed9" style:font-size-asian="10pt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66df86" style:font-size-asian="10pt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style-complex="italic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071c39b" style:font-style-asian="italic" style:font-weight-asian="normal" style:font-style-complex="italic" style:text-emphasize="none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fo:font-weight="normal" officeooo:rsid="0071c39b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fo:font-style="normal" fo:text-shadow="none" style:text-underline-style="none" fo:font-weight="normal" officeooo:rsid="00772ace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fo:font-style="normal" fo:text-shadow="none" style:text-underline-style="none" fo:font-weight="normal" officeooo:rsid="0078779b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49" style:family="text">
      <style:text-properties officeooo:rsid="0066df86"/>
    </style:style>
    <style:style style:name="T50" style:family="text">
      <style:text-properties officeooo:rsid="00693d83"/>
    </style:style>
    <style:style style:name="T51" style:family="text">
      <style:text-properties style:font-name="Liberation Sans1" fo:font-size="18.2000007629395pt" fo:language="ca" fo:country="ES" style:text-underline-style="solid" style:text-underline-width="auto" style:text-underline-color="font-color" fo:font-weight="bold" officeooo:rsid="006f3761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52" style:family="text">
      <style:text-properties officeooo:rsid="0070c1ff"/>
    </style:style>
    <style:style style:name="T53" style:family="text">
      <style:text-properties officeooo:rsid="0074216c"/>
    </style:style>
    <style:style style:name="T54" style:family="text">
      <style:text-properties officeooo:rsid="0075f5e5"/>
    </style:style>
    <style:style style:name="T55" style:family="text">
      <style:text-properties officeooo:rsid="00772ace"/>
    </style:style>
    <style:style style:name="T56" style:family="text">
      <style:text-properties officeooo:rsid="00778ec4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officeooo:rsid="0078669b"/>
    </style:style>
    <style:style style:name="T59" style:family="text">
      <style:text-properties officeooo:rsid="007a63c1"/>
    </style:style>
    <style:style style:name="T60" style:family="text">
      <style:text-properties officeooo:rsid="007a8285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ràctica 2 CSV</text:p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30"><text:a xlink:type="simple" xlink:href="#__RefHeading___Toc1012_1672463917111" text:style-name="Index_20_Link" text:visited-style-name="Index_20_Link">INSTRUCCIONS GENERALS<text:tab/>1</text:a></text:p>
          <text:p text:style-name="P30"><text:a xlink:type="simple" xlink:href="#__RefHeading___Toc1012_16724639172" text:style-name="Index_20_Link" text:visited-style-name="Index_20_Link">EXERCISI 1:VIOLÈNCIA DE GÈNERE<text:tab/>1</text:a></text:p>
          <text:p text:style-name="P30"><text:a xlink:type="simple" xlink:href="#__RefHeading___Toc1012_167246391711" text:style-name="Index_20_Link" text:visited-style-name="Index_20_Link">INSTRUCCIONS<text:tab/>1</text:a></text:p>
          <text:p text:style-name="P30"><text:a xlink:type="simple" xlink:href="#__RefHeading___Toc1012_1672463917" text:style-name="Index_20_Link" text:visited-style-name="Index_20_Link">EXERCISI 1:ESCLAVITUD<text:tab/>2</text:a></text:p>
          <text:p text:style-name="P30"><text:a xlink:type="simple" xlink:href="#__RefHeading___Toc1012_16724639171" text:style-name="Index_20_Link" text:visited-style-name="Index_20_Link">INSTRUCCIONS<text:tab/>2</text:a></text:p>
          <text:p text:style-name="P30"><text:a xlink:type="simple" xlink:href="#__RefHeading___Toc1014_1672463917" text:style-name="Index_20_Link" text:visited-style-name="Index_20_Link"><text:span text:style-name="T38">FUNCIONALITATS A IMPLEMENTAR</text:span></text:a><text:a xlink:type="simple" xlink:href="#__RefHeading___Toc1014_1672463917" text:style-name="Index_20_Link" text:visited-style-name="Index_20_Link"><text:span text:style-name="T38"> </text:span></text:a><text:a xlink:type="simple" xlink:href="#__RefHeading___Toc1014_1672463917" text:style-name="Index_20_Link" text:visited-style-name="Index_20_Link"><text:span text:style-name="T38">I AVALUACI</text:span></text:a><text:a xlink:type="simple" xlink:href="#__RefHeading___Toc1014_1672463917" text:style-name="Index_20_Link" text:visited-style-name="Index_20_Link"><text:span text:style-name="T38">Ó</text:span></text:a><text:a xlink:type="simple" xlink:href="#__RefHeading___Toc1014_1672463917" text:style-name="Index_20_Link" text:visited-style-name="Index_20_Link"><text:tab/>3</text:a></text:p>
          <text:p text:style-name="P30"><text:a xlink:type="simple" xlink:href="#__RefHeading___Toc1038_1672463917" text:style-name="Index_20_Link" text:visited-style-name="Index_20_Link"><text:span text:style-name="T38">ENTREGA</text:span></text:a><text:a xlink:type="simple" xlink:href="#__RefHeading___Toc1038_1672463917" text:style-name="Index_20_Link" text:visited-style-name="Index_20_Link"><text:tab/>3</text:a></text:p>
        </text:index-body>
      </text:table-of-content>
      <text:p text:style-name="Standard"/>
      <text:h text:style-name="P32" text:outline-level="1"><text:bookmark-start text:name="__RefHeading___Toc1012_1672463917111"/><text:span text:style-name="T22">INSTRUCCIONS</text:span><text:span text:style-name="T23"> <text:s/></text:span><text:span text:style-name="T27">GENERALS</text:span><text:span text:style-name="T23"> <text:s text:c="63"/></text:span><text:bookmark-end text:name="__RefHeading___Toc1012_1672463917111"/></text:h>
      <text:p text:style-name="P18">La pràctica consisteix en 2 exercicis. Casdacún s’ha de resoldre amb un menú</text:p>
      <text:p text:style-name="P12"><text:span text:style-name="T52">S’han </text:span>d’implementar les funcionalitats que vulgu<text:span text:style-name="T52">eu.</text:span></text:p>
      <text:p text:style-name="P12"><text:span text:style-name="T53">No es pot fer servir res del tipus </text:span><text:span text:style-name="T59">sum ( ) </text:span><text:span text:style-name="T53">min( ) max( </text:span><text:span text:style-name="T54">) </text:span><text:span text:style-name="T58">average( ), é</text:span><text:span text:style-name="T60">s a dir no se val cap <text:s/>funció matemàtica.</text:span><text:span text:style-name="T54"> </text:span><text:span text:style-name="T55">Tampoc del tipus list()</text:span></text:p>
      <text:h text:style-name="P32" text:outline-level="1"><text:bookmark-start text:name="__RefHeading___Toc1012_16724639172"/><text:span text:style-name="T24">EXERCICI 1</text:span><text:span text:style-name="T22">:</text:span><text:span text:style-name="T25">VIOL</text:span><text:span text:style-name="T51">ÈNCIA DE GÈNERE</text:span><text:span text:style-name="T21"> <text:s text:c="65"/></text:span><text:bookmark-end text:name="__RefHeading___Toc1012_16724639172"/></text:h>
      <text:p text:style-name="P28">La violència de gènere és una de les vergonyes mes gran que patim com a societat. E<text:span text:style-name="T55">n</text:span> aquest exercici examinarem dades oficials d’una comunitat autònoma a Espanya i n’extraurem conclusions</text:p>
      <text:p text:style-name="P9"/>
      <text:p text:style-name="P27">Les dades es troben en format CSV. <text:span text:style-name="T49">Hauràs de veure com fer: definir separadors, etc per a poder parsejar correctament les dades</text:span></text:p>
      <text:p text:style-name="P26"/>
      <text:h text:style-name="P33" text:outline-level="1"><text:bookmark-start text:name="__RefHeading___Toc1012_167246391711"/><text:span text:style-name="T22">INSTRUCCIONS</text:span><text:span text:style-name="T23"> <text:s text:c="65"/></text:span><text:bookmark-end text:name="__RefHeading___Toc1012_167246391711"/></text:h>
      <text:p text:style-name="P17"/>
      <text:p text:style-name="P11"><text:span text:style-name="T52">S’han </text:span>d’implementar les funcionalitats que vulgu<text:span text:style-name="T52">eu</text:span></text:p>
      <text:p text:style-name="P11"/>
      <text:list xml:id="list2123242036" text:style-name="L1">
        <text:list-item>
          <text:p text:style-name="P45">Quantes infraccions penals (TOTAL INFRACCIONS PENALS) s’han comés en total? 1p</text:p>
        </text:list-item>
        <text:list-item>
          <text:p text:style-name="P40"><text:span text:style-name="T19">Quina ha sigu</text:span><text:span text:style-name="T20">t</text:span><text:span text:style-name="T19"> la mitjana de coaccions en total? 1p</text:span></text:p>
        </text:list-item>
        <text:list-item>
          <text:p text:style-name="P39"><text:span text:style-name="T44">Demana un rang </text:span><text:span text:style-name="T47">d’anys </text:span><text:span text:style-name="T44">i digues quantes </text:span><text:span text:style-name="T42">Lesions</text:span><text:span text:style-name="T44"> s’han comés entre aquest dos anys inclosos </text:span><text:span text:style-name="T45">1.5p</text:span></text:p>
        </text:list-item>
        <text:list-item>
          <text:p text:style-name="P39"><text:span text:style-name="T46">Q</text:span><text:span text:style-name="T44">uin ha sigut l’any amb mes delictes (</text:span><text:span text:style-name="T42">TOTAL DELICTES</text:span><text:span text:style-name="T44">) </text:span><text:span text:style-name="T45">1p</text:span></text:p>
        </text:list-item>
        <text:list-item>
          <text:p text:style-name="P41"><text:span text:style-name="T44">Demana 3 anys i mostra de forma </text:span><text:span text:style-name="T48">ordenada de major a menor</text:span><text:span text:style-name="T44"> la quantitat de </text:span><text:span text:style-name="T42">Tortura i integritat moral </text:span><text:span text:style-name="T43">2.5p</text:span></text:p>
        </text:list-item>
        <text:list-item>
          <text:p text:style-name="P41"><text:soft-page-break/><text:span text:style-name="T44">Digues </text:span><text:span text:style-name="T48">quins i en quants </text:span><text:span text:style-name="T44">anys e</text:span><text:span text:style-name="T45">l</text:span><text:span text:style-name="T44">s delictes han acaba</text:span><text:span text:style-name="T45">t</text:span><text:span text:style-name="T44"> en condemna penal. </text:span><text:span text:style-name="T45">Un any compleix aquesta condició si total infraccions penals és igual a total delictes 1.5</text:span></text:p>
        </text:list-item>
        <text:list-item>
          <text:p text:style-name="P41"><text:span text:style-name="T44">La columna </text:span><text:span text:style-name="T42">Total faltes</text:span><text:span text:style-name="T44"> és la suma de les faltes contra persones i </text:span><text:span text:style-name="T42">Altres faltes sense especificar.</text:span><text:span text:style-name="T44"> Aquest </text:span><text:span text:style-name="T46">valor</text:span><text:span text:style-name="T44"> però se sospita que conté errors... Digues quin <text:s/>any no té el valor de </text:span><text:span text:style-name="T42">Total faltes</text:span><text:span text:style-name="T44"> <text:s/>i digues quin hauria de ser. <text:s/></text:span><text:span text:style-name="T45">1.5p</text:span></text:p>
        </text:list-item>
      </text:list>
      <text:p text:style-name="P46"/>
      <text:p text:style-name="P46">Tot s’ha de mostrar a partir d’un menú</text:p>
      <text:list xml:id="list2718220884" text:style-name="L2">
        <text:list-header>
          <text:p text:style-name="P47"/>
        </text:list-header>
      </text:list>
      <text:h text:style-name="Heading_20_1" text:outline-level="1"><text:bookmark-start text:name="__RefHeading___Toc1012_1672463917"/><text:span text:style-name="T24">EXERCICI </text:span><text:span text:style-name="T27">2</text:span><text:span text:style-name="T22">:</text:span><text:span text:style-name="T24">ESC</text:span><text:span text:style-name="T26">L</text:span><text:span text:style-name="T24">AVITUD</text:span><text:span text:style-name="T21"> <text:s text:c="65"/></text:span><text:bookmark-end text:name="__RefHeading___Toc1012_1672463917"/></text:h>
      <text:p text:style-name="P15">Tothom sap el que va ser l'esclavitud i el que va suposar per a milions de persones. El que no sabem (normalment) són les dades. Aquesta pràctica busca, a més a més, de <text:s/>treballar els arxius CSV amb Python que mirem algunes xifres per tal de saber la magnitud de la qüestió.</text:p>
      <text:p text:style-name="P15"/>
      <text:p text:style-name="P15">Llegir aquí sobre l’origen de les dades <text:a xlink:type="simple" xlink:href="https://corgis-edu.github.io/corgis/csv/slavery/" text:style-name="Internet_20_link" text:visited-style-name="Visited_20_Internet_20_Link">https://corgis-edu.github.io/corgis/csv/slavery/</text:a></text:p>
      <text:p text:style-name="P6"/>
      <text:p text:style-name="P7">T’ha contractat a una associació de memòria història sobre esclavitud. Amb molta paciència ha<text:span text:style-name="T49">n</text:span> aconseguit les dades de 9600 «<text:span text:style-name="T49">transaccions» (vendes de persones)</text:span> que van ser esclavitzades als estats units. </text:p>
      <text:p text:style-name="P7"/>
      <text:p text:style-name="P16">Volen extreure’n conclusions i necessiten l’ajuda teva</text:p>
      <text:p text:style-name="P7"/>
      <text:p text:style-name="P7">Les dades es troben en format CSV. <text:span text:style-name="T49">Hauràs de veure com fer: definir separadors, etc per a poder parsejar correctament les dades</text:span></text:p>
      <text:p text:style-name="P7"/>
      <text:p text:style-name="P29"><text:span text:style-name="T30">DADES: </text:span><text:a xlink:type="simple" xlink:href="https://corgis-edu.github.io/corgis/datasets/csv/slavery/slavery.csv" text:style-name="Internet_20_link" text:visited-style-name="Visited_20_Internet_20_Link"><text:span text:style-name="T30">https://corgis-edu.github.io/corgis/datasets/csv/slavery/slavery.csv</text:span></text:a></text:p>
      <text:h text:style-name="P34" text:outline-level="1"><text:bookmark-start text:name="__RefHeading___Toc1012_16724639171"/><text:span text:style-name="T22">INSTRUCCIONS</text:span><text:span text:style-name="T23"> <text:s text:c="65"/></text:span><text:bookmark-end text:name="__RefHeading___Toc1012_16724639171"/></text:h>
      <text:p text:style-name="P15"/>
      <text:p text:style-name="P10">Has d’implementar les funcionalitats que vulguin. </text:p>
      <text:p text:style-name="P10">No cal fer un virtual environment</text:p>
      <text:p text:style-name="P6"/>
      <text:p text:style-name="P14"/>
      <text:h text:style-name="P35" text:outline-level="1"/>
      <text:h text:style-name="P36" text:outline-level="1"><text:bookmark-start text:name="__RefHeading___Toc1014_1672463917"/><text:span text:style-name="T14">FUNCIONALITATS A IMPLEMENTAR</text:span><text:span text:style-name="T13"> </text:span><text:span text:style-name="T17">I AVALUACI</text:span><text:span text:style-name="T18">Ó</text:span><text:span text:style-name="T13"> <text:s text:c="62"/></text:span><text:bookmark-end text:name="__RefHeading___Toc1014_1672463917"/></text:h>
      <text:p text:style-name="P5"/>
      <text:p text:style-name="P10">Pots escollir les que vulguis:</text:p>
      <text:p text:style-name="P6">Has de poder respondre a les següents preguntes:</text:p>
      <text:list xml:id="list1908647110" text:style-name="L3">
        <text:list-item>
          <text:p text:style-name="P48"><text:span text:style-name="T28">quin va ser el </text:span><text:span text:style-name="T35">comprador</text:span><text:span text:style-name="T28"> que més esclaus en va </text:span><text:span text:style-name="T35">comprar</text:span><text:span text:style-name="T29">(1p)</text:span></text:p>
        </text:list-item>
        <text:list-item>
          <text:p text:style-name="P49"><text:span text:style-name="T39">de quin estat <text:s/>prové el venedor <text:s/>que va fer mes vendes (Seller.State of Origin</text:span><text:span text:style-name="T40">) <text:s/></text:span><text:span text:style-name="T41">(1p)</text:span></text:p>
        </text:list-item>
      </text:list>
      <text:p text:style-name="P8"/>
      <text:list xml:id="list112651596722801" text:continue-numbering="true" text:style-name="L3">
        <text:list-item>
          <text:p text:style-name="P42">Quina era l’edat mitjana dels esclaus <text:span text:style-name="T56">nenes (children i female)eren </text:span>? <text:span text:style-name="T49">(1p)</text:span></text:p>
        </text:list-item>
        <text:list-item>
          <text:p text:style-name="P42">Recompte per gèneres d’esclaus venuts <text:span text:style-name="T49">(1p)</text:span></text:p>
        </text:list-item>
        <text:list-item>
          <text:p text:style-name="P49"><text:span text:style-name="T28">Quina era la <text:s/>mitjana de preu de venta? </text:span><text:span text:style-name="T29">(1p)</text:span></text:p>
        </text:list-item>
      </text:list>
      <text:p text:style-name="P8"/>
      <text:p text:style-name="P6">Has de<text:span text:style-name="T57"> poder respondre a les següents preguntes:</text:span></text:p>
      <text:list xml:id="list418735076" text:style-name="L4">
        <text:list-item>
          <text:p text:style-name="P50"><text:span text:style-name="T29">A partir d’un nom trobar <text:s/>quants esclaus va </text:span><text:span text:style-name="T35">comprar</text:span><text:span text:style-name="T29">?</text:span><text:span text:style-name="T28"> </text:span><text:span text:style-name="T29">(1.5p) </text:span><text:span text:style-name="T31">Cal demanar </text:span><text:span text:style-name="T32">el nom</text:span><text:span text:style-name="T31"> </text:span><text:span text:style-name="T33">del </text:span><text:span text:style-name="T34">comprador</text:span><text:span text:style-name="T33"> a</text:span><text:span text:style-name="T31"> l’usuari</text:span></text:p>
        </text:list-item>
        <text:list-item>
          <text:p text:style-name="P43">Quines eren les mitjanes de preus de venta per gènere? <text:span text:style-name="T49">(1.5p)</text:span></text:p>
        </text:list-item>
        <text:list-item>
          <text:p text:style-name="P44">A partir de dos anys esbrinar quantes vendes es van fer (2p) <text:span text:style-name="T5">Cal demanar </text:span><text:span text:style-name="T6">els anys a </text:span><text:span text:style-name="T5">l’usuari</text:span></text:p>
        </text:list-item>
      </text:list>
      <text:h text:style-name="P38" text:outline-level="2"/>
      <text:p text:style-name="P13">Tot s’ha de mostrar a partir d’un menú</text:p>
      <text:p text:style-name="P25"/>
      <text:p text:style-name="P20"/>
      <text:h text:style-name="P37" text:outline-level="1"><text:bookmark-start text:name="__RefHeading___Toc1038_1672463917"/><text:span text:style-name="T16">ENTREGA</text:span><text:span text:style-name="T15"> <text:s text:c="6"/></text:span><text:span text:style-name="T13"><text:s text:c="63"/></text:span><text:bookmark-end text:name="__RefHeading___Toc1038_1672463917"/></text:h>
      <text:p text:style-name="P22"><text:span text:style-name="T36">Aquesta pràcti</text:span><text:span text:style-name="T37">ca</text:span><text:span text:style-name="T36"> </text:span><text:span text:style-name="T4">SÍ ES POT FER EN PARELLES.</text:span><text:span text:style-name="T36"> </text:span><text:span text:style-name="T55">Cada menmbre de la parella ha d’entendre completament tot el codi.</text:span></text:p>
      <text:p text:style-name="P22"/>
      <text:p text:style-name="P24">Cal entregar</text:p>
      <text:list xml:id="list3493485096" text:style-name="L5">
        <text:list-item>
          <text:p text:style-name="P51">Un arxiu .txt amb quines funcionalitats s’ha implementat</text:p>
        </text:list-item>
        <text:list-item>
          <text:p text:style-name="P51">Tot el codi</text:p>
        </text:list-item>
      </text:list>
      <text:p text:style-name="P21"/>
      <text:p text:style-name="P21">Si el format no és gzip (és a dir tgz, tar.gz) i és rar, zip o xz hi haurà un penalització que serà acumulable a si no es coneix el codi entregat</text:p>
      <text:p text:style-name="P21"/>
      <text:p text:style-name="P21">Comprimeix el teu projecte i entrega’l com a P<text:span text:style-name="T50">2</text:span>_lestevesinicials1_lestevesinicials2.tg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03in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5632in"/>
    </style:style>
    <style:style style:name="Table2.B" style:family="table-column">
      <style:table-column-properties style:column-width="2.9347in"/>
    </style:style>
    <style:style style:name="Table2.C" style:family="table-column">
      <style:table-column-properties style:column-width="2.192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124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073849" officeooo:paragraph-rsid="001247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3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style:font-name="Arial" fo:font-size="10pt" fo:letter-spacing="-0.0028in" fo:language="ca" fo:country="ES" officeooo:paragraph-rsid="001247c3" style:font-size-asian="10pt" style:font-name-complex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3.1453in" style:type="char" style:char=","/>
          <style:tab-stop style:position="6.4382in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etter-spacing="-0.0028in" fo:language="ca" fo:country="ES" fo:font-style="normal" fo:text-shadow="none" style:text-underline-style="none" fo:font-weight="bold" officeooo:paragraph-rsid="001247c3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MP5" style:family="paragraph" style:parent-style-name="Standard">
      <style:text-properties style:font-name="Arial" fo:font-size="10pt" officeooo:rsid="006a9b95" officeooo:paragraph-rsid="006a9b95" style:font-size-asian="10pt" style:font-size-complex="10pt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officeooo:rsid="002a25c8"/>
    </style:style>
    <style:style style:name="MT2" style:family="text">
      <style:text-properties fo:font-weight="bold" style:font-weight-asian="bold" style:font-size-complex="10pt" style:font-weight-complex="bold"/>
    </style:style>
    <style:style style:name="MT3" style:family="text">
      <style:text-properties fo:font-weight="bold" officeooo:rsid="0001783c" style:font-weight-asian="bold" style:font-size-complex="10pt" style:font-weight-complex="bold"/>
    </style:style>
    <style:style style:name="MT4" style:family="text">
      <style:text-properties fo:font-weight="bold" style:font-name-asian="Arial" style:font-weight-asian="bold" style:font-size-complex="10pt" style:font-weight-complex="bold"/>
    </style:style>
    <style:style style:name="MT5" style:family="text">
      <style:text-properties style:language-asian="zxx" style:country-asian="none"/>
    </style:style>
    <style:style style:name="MT6" style:family="text">
      <style:text-properties style:font-name-asian="Arial" style:language-asian="zxx" style:country-asian="none"/>
    </style:style>
    <style:style style:name="MT7" style:family="text">
      <style:text-properties officeooo:rsid="001247c3" style:font-name-asian="Arial" style:language-asian="zxx" style:country-asian="none"/>
    </style:style>
    <style:style style:name="MT8" style:family="text">
      <style:text-properties officeooo:rsid="001f9071" style:font-name-asian="Arial" style:language-asian="zxx" style:country-asian="none"/>
    </style:style>
    <style:style style:name="MT9" style:family="text">
      <style:text-properties officeooo:rsid="0001783c" style:font-name-asian="Arial" style:language-asian="zxx" style:country-asian="none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2" text:anchor-type="as-char" svg:width="1.272in" svg:height="0.5346in" draw:z-index="2"><draw:image xlink:href="Pictures/10000000000000D90000006D1889A2706C73458C.jpg" xlink:type="simple" xlink:show="embed" xlink:actuate="onLoad" draw:mime-type="image/jpeg"/></draw:frame></text:p>
            </table:table-cell>
            <table:table-cell table:style-name="Table2.A1" office:value-type="string">
              <text:p text:style-name="MP2">M<text:span text:style-name="MT1">3</text:span>:<text:span text:style-name="MT1">INTRODUCCIÓ A LA PROGRAMACIÓ</text:span></text:p>
            </table:table-cell>
            <table:table-cell table:style-name="Table2.C1" office:value-type="string">
              <text:p text:style-name="MP3"><text:span text:style-name="MT2">CFG</text:span><text:span text:style-name="MT3">S DAM</text:span><text:span text:style-name="MT2"> - DEPARTAMENT</text:span><text:span text:style-name="MT4"> DE </text:span><text:span text:style-name="MT2">INFORMÀTICA</text:span></text:p>
              <text:p text:style-name="MP4"><text:span text:style-name="MT5">CURS</text:span><text:span text:style-name="MT6"> 20</text:span><text:span text:style-name="MT7">2</text:span><text:span text:style-name="MT8">1</text:span><text:span text:style-name="MT6"> / 20</text:span><text:span text:style-name="MT9">2</text:span><text:span text:style-name="MT8">2</text:span></text:p>
            </table:table-cell>
          </table:table-row>
        </table:table>
        <text:p text:style-name="MP5">Pràctica 2 csv</text:p>
      </style:header>
      <style:footer>
        <text:p text:style-name="MP6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9:26:24.049718349</meta:creation-date>
    <dc:date>2024-03-06T11:26:50.528347389</dc:date>
    <meta:editing-duration>P2DT10H5M37S</meta:editing-duration>
    <meta:editing-cycles>75</meta:editing-cycles>
    <meta:generator>LibreOffice/7.3.7.2$Linux_X86_64 LibreOffice_project/30$Build-2</meta:generator>
    <meta:document-statistic meta:table-count="1" meta:image-count="1" meta:object-count="0" meta:page-count="3" meta:paragraph-count="63" meta:word-count="668" meta:character-count="4421" meta:non-whitespace-character-count="3358"/>
  </office:meta>
</office:document-meta>
</file>